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4.95652777777778cm"/>
    </style:style>
    <style:style style:name="co2" style:family="table-column">
      <style:table-column-properties fo:break-before="auto" style:column-width="8.81944444444444cm"/>
    </style:style>
    <style:style style:name="co3" style:family="table-column">
      <style:table-column-properties fo:break-before="auto" style:column-width="10.31875cm"/>
    </style:style>
    <style:style style:name="co4" style:family="table-column">
      <style:table-column-properties fo:break-before="auto" style:column-width="2.39888888888889cm"/>
    </style:style>
    <style:style style:name="co5" style:family="table-column">
      <style:table-column-properties fo:break-before="auto" style:column-width="2.82222222222222cm"/>
    </style:style>
    <style:style style:name="co6" style:family="table-column">
      <style:table-column-properties fo:break-before="auto" style:column-width="2.55763888888889cm"/>
    </style:style>
    <style:style style:name="co7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C24b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ource : INSEE <text:s/>Flores 2017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Zone géographique : France entière (y compris DOM)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Champ : postes non annexes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Croisé par : Régions X Typologie Mutuelles X Typologie Mutuelles détaillée X Sexe X Type d’emploi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s : secret statistique</text:p>
          </table:table-cell>
          <table:table-cell table:number-columns-repeated="2" table:style-name="ce1"/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5">
            <text:p>Région</text:p>
          </table:table-cell>
          <table:table-cell office:value-type="string" table:style-name="ce6">
            <text:p>Typologie Mutuelles</text:p>
          </table:table-cell>
          <table:table-cell office:value-type="string" table:style-name="ce6">
            <text:p>Typologie Mutuelles détaillée</text:p>
          </table:table-cell>
          <table:table-cell office:value-type="string" table:style-name="ce6">
            <text:p>Sexe</text:p>
          </table:table-cell>
          <table:table-cell office:value-type="string" table:style-name="ce6">
            <text:p>Type d’emploi</text:p>
          </table:table-cell>
          <table:table-cell office:value-type="string" table:style-name="ce7">
            <text:p>Nombre de postes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6906" table:style-name="ce8">
            <text:p>136 9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952" table:style-name="ce8">
            <text:p>2 9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917" table:style-name="ce8">
            <text:p>9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860" table:style-name="ce8">
            <text:p>132 8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77" table:style-name="ce8">
            <text:p>1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0584" table:style-name="ce8">
            <text:p>100 58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6322" table:style-name="ce8">
            <text:p>36 3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025" table:style-name="ce8">
            <text:p>2 0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566" table:style-name="ce8">
            <text:p>5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7882" table:style-name="ce8">
            <text:p>97 8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111" table:style-name="ce8">
            <text:p>1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927" table:style-name="ce8">
            <text:p>9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51" table:style-name="ce8">
            <text:p>3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4978" table:style-name="ce8">
            <text:p>34 9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66" table:style-name="ce8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591" table:style-name="ce8">
            <text:p>7 5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4186" table:style-name="ce8">
            <text:p>84 1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539" table:style-name="ce8">
            <text:p>14 5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98" table:style-name="ce8">
            <text:p>1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378" table:style-name="ce8">
            <text:p>7 3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9" table:style-name="ce8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698" table:style-name="ce8">
            <text:p>1 6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1659" table:style-name="ce8">
            <text:p>81 6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93" table:style-name="ce8">
            <text:p>6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772" table:style-name="ce8">
            <text:p>13 7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224" table:style-name="ce8">
            <text:p>6 2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67" table:style-name="ce8">
            <text:p>1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8123" table:style-name="ce8">
            <text:p>58 1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6063" table:style-name="ce8">
            <text:p>26 0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41" table:style-name="ce8">
            <text:p>12 4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98" table:style-name="ce8">
            <text:p>2 0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035" table:style-name="ce8">
            <text:p>6 0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43" table:style-name="ce8">
            <text:p>1 3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6541" table:style-name="ce8">
            <text:p>56 5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5118" table:style-name="ce8">
            <text:p>25 1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900" table:style-name="ce8">
            <text:p>11 9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872" table:style-name="ce8">
            <text:p>1 8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130" table:style-name="ce8">
            <text:p>22 1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6196" table:style-name="ce8">
            <text:p>86 1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509" table:style-name="ce8">
            <text:p>6 5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071" table:style-name="ce8">
            <text:p>22 0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91" table:style-name="ce8">
            <text:p>8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150" table:style-name="ce8">
            <text:p>21 1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737" table:style-name="ce8">
            <text:p>1 7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3621" table:style-name="ce8">
            <text:p>83 6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24" table:style-name="ce8">
            <text:p>1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02" table:style-name="ce8">
            <text:p>6 3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00" table:style-name="ce8">
            <text:p>2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787" table:style-name="ce8">
            <text:p>21 7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665" table:style-name="ce8">
            <text:p>18 6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465" table:style-name="ce8">
            <text:p>3 4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9544" table:style-name="ce8">
            <text:p>59 5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6652" table:style-name="ce8">
            <text:p>26 6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15" table:style-name="ce8">
            <text:p>4 5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994" table:style-name="ce8">
            <text:p>1 9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7860" table:style-name="ce8">
            <text:p>17 8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211" table:style-name="ce8">
            <text:p>4 2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56" table:style-name="ce8">
            <text:p>6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7935" table:style-name="ce8">
            <text:p>17 9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35" table:style-name="ce8">
            <text:p>2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215" table:style-name="ce8">
            <text:p>3 2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123" table:style-name="ce8">
            <text:p>1 1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7931" table:style-name="ce8">
            <text:p>57 9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614" table:style-name="ce8">
            <text:p>6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5690" table:style-name="ce8">
            <text:p>25 6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88" table:style-name="ce8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368" table:style-name="ce8">
            <text:p>4 3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6" table:style-name="ce8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934" table:style-name="ce8">
            <text:p>1 9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8" table:style-name="ce8">
            <text:p>1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7648" table:style-name="ce8">
            <text:p>17 6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2" table:style-name="ce8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139" table:style-name="ce8">
            <text:p>4 1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591" table:style-name="ce8">
            <text:p>7 5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539" table:style-name="ce8">
            <text:p>14 5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4186" table:style-name="ce8">
            <text:p>84 1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98" table:style-name="ce8">
            <text:p>1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378" table:style-name="ce8">
            <text:p>7 3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693" table:style-name="ce8">
            <text:p>6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772" table:style-name="ce8">
            <text:p>13 7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9" table:style-name="ce8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698" table:style-name="ce8">
            <text:p>1 6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1659" table:style-name="ce8">
            <text:p>81 6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224" table:style-name="ce8">
            <text:p>6 2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67" table:style-name="ce8">
            <text:p>1 3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41" table:style-name="ce8">
            <text:p>12 4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98" table:style-name="ce8">
            <text:p>2 0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8123" table:style-name="ce8">
            <text:p>58 1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6063" table:style-name="ce8">
            <text:p>26 0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035" table:style-name="ce8">
            <text:p>6 0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43" table:style-name="ce8">
            <text:p>1 3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1900" table:style-name="ce8">
            <text:p>11 9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872" table:style-name="ce8">
            <text:p>1 8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6541" table:style-name="ce8">
            <text:p>56 5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5118" table:style-name="ce8">
            <text:p>25 1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France entiè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9163" table:style-name="ce8">
            <text:p>19 1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794" table:style-name="ce8">
            <text:p>8 7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388" table:style-name="ce8">
            <text:p>8 3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411" table:style-name="ce8">
            <text:p>7 4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18" table:style-name="ce8">
            <text:p>5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00" table:style-name="ce8">
            <text:p>7 0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286" table:style-name="ce8">
            <text:p>6 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4453" table:style-name="ce8">
            <text:p>24 4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94" table:style-name="ce8">
            <text:p>6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02" table:style-name="ce8">
            <text:p>5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091" table:style-name="ce8">
            <text:p>6 0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8088" table:style-name="ce8">
            <text:p>18 0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2861" table:style-name="ce8">
            <text:p>12 8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360" table:style-name="ce8">
            <text:p>8 3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956" table:style-name="ce8">
            <text:p>7 9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01" table:style-name="ce8">
            <text:p>4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88" table:style-name="ce8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8639" table:style-name="ce8">
            <text:p>18 6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35" table:style-name="ce8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34" table:style-name="ce8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527" table:style-name="ce8">
            <text:p>8 5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85" table:style-name="ce8">
            <text:p>1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2" table:style-name="ce8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174" table:style-name="ce8">
            <text:p>8 1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45" table:style-name="ce8">
            <text:p>14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76" table:style-name="ce8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180" table:style-name="ce8">
            <text:p>7 1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3" table:style-name="ce8">
            <text:p>5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2" table:style-name="ce8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6" table:style-name="ce8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837" table:style-name="ce8">
            <text:p>6 8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94" table:style-name="ce8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156" table:style-name="ce8">
            <text:p>6 1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91" table:style-name="ce8">
            <text:p>4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86" table:style-name="ce8">
            <text:p>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3624" table:style-name="ce8">
            <text:p>23 6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52" table:style-name="ce8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3" table:style-name="ce8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66" table:style-name="ce8">
            <text:p>6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87" table:style-name="ce8">
            <text:p>4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2" table:style-name="ce8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968" table:style-name="ce8">
            <text:p>5 9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70" table:style-name="ce8">
            <text:p>4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51" table:style-name="ce8">
            <text:p>1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440" table:style-name="ce8">
            <text:p>17 4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81" table:style-name="ce8">
            <text:p>2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6" table:style-name="ce8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501" table:style-name="ce8">
            <text:p>12 5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33" table:style-name="ce8">
            <text:p>2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076" table:style-name="ce8">
            <text:p>8 0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86" table:style-name="ce8">
            <text:p>1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24" table:style-name="ce8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738" table:style-name="ce8">
            <text:p>7 7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851" table:style-name="ce8">
            <text:p>14 8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312" table:style-name="ce8">
            <text:p>4 3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12" table:style-name="ce8">
            <text:p>6 8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982" table:style-name="ce8">
            <text:p>1 9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67" table:style-name="ce8">
            <text:p>6 5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21" table:style-name="ce8">
            <text:p>1 8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455" table:style-name="ce8">
            <text:p>5 4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956" table:style-name="ce8">
            <text:p>1 9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96" table:style-name="ce8">
            <text:p>3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22" table:style-name="ce8">
            <text:p>1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168" table:style-name="ce8">
            <text:p>5 1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32" table:style-name="ce8">
            <text:p>1 8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21" table:style-name="ce8">
            <text:p>4 5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65" table:style-name="ce8">
            <text:p>1 7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6387" table:style-name="ce8">
            <text:p>16 3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066" table:style-name="ce8">
            <text:p>8 0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69" table:style-name="ce8">
            <text:p>4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25" table:style-name="ce8">
            <text:p>2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0" table:style-name="ce8">
            <text:p>3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2" table:style-name="ce8">
            <text:p>1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398" table:style-name="ce8">
            <text:p>4 3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93" table:style-name="ce8">
            <text:p>1 6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640" table:style-name="ce8">
            <text:p>12 6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448" table:style-name="ce8">
            <text:p>5 4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725" table:style-name="ce8">
            <text:p>9 7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136" table:style-name="ce8">
            <text:p>3 1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676" table:style-name="ce8">
            <text:p>6 6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84" table:style-name="ce8">
            <text:p>1 68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905" table:style-name="ce8">
            <text:p>5 9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51" table:style-name="ce8">
            <text:p>2 0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60" table:style-name="ce8">
            <text:p>2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64" table:style-name="ce8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501" table:style-name="ce8">
            <text:p>14 5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26" table:style-name="ce8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41" table:style-name="ce8">
            <text:p>1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4" table:style-name="ce8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138" table:style-name="ce8">
            <text:p>4 1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9" table:style-name="ce8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82" table:style-name="ce8">
            <text:p>1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599" table:style-name="ce8">
            <text:p>6 5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8" table:style-name="ce8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928" table:style-name="ce8">
            <text:p>1 9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399" table:style-name="ce8">
            <text:p>6 3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5" table:style-name="ce8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75" table:style-name="ce8">
            <text:p>1 7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05" table:style-name="ce8">
            <text:p>1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44" table:style-name="ce8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301" table:style-name="ce8">
            <text:p>5 3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0" table:style-name="ce8">
            <text:p>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32" table:style-name="ce8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879" table:style-name="ce8">
            <text:p>1 8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5" table:style-name="ce8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063" table:style-name="ce8">
            <text:p>5 0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7" table:style-name="ce8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74" table:style-name="ce8">
            <text:p>1 7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2" table:style-name="ce8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438" table:style-name="ce8">
            <text:p>4 4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2" table:style-name="ce8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18" table:style-name="ce8">
            <text:p>1 7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91" table:style-name="ce8">
            <text:p>2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165" table:style-name="ce8">
            <text:p>1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5902" table:style-name="ce8">
            <text:p>15 9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29" table:style-name="ce8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200" table:style-name="ce8">
            <text:p>2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121" table:style-name="ce8">
            <text:p>1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722" table:style-name="ce8">
            <text:p>7 7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23" table:style-name="ce8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55" table:style-name="ce8">
            <text:p>4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11" table:style-name="ce8">
            <text:p>2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50" table:style-name="ce8">
            <text:p>35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7" table:style-name="ce8">
            <text:p>1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8" table:style-name="ce8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328" table:style-name="ce8">
            <text:p>4 3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44" table:style-name="ce8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640" table:style-name="ce8">
            <text:p>1 6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356" table:style-name="ce8">
            <text:p>3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90" table:style-name="ce8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2178" table:style-name="ce8">
            <text:p>12 1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14" table:style-name="ce8">
            <text:p>1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61" table:style-name="ce8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262" table:style-name="ce8">
            <text:p>5 2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27" table:style-name="ce8">
            <text:p>2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45" table:style-name="ce8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9446" table:style-name="ce8">
            <text:p>9 4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54" table:style-name="ce8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office:value-type="float" office:value="21" table:style-name="ce8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055" table:style-name="ce8">
            <text:p>3 0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10" table:style-name="ce8">
            <text:p>1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office:value-type="float" office:value="36" table:style-name="ce8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6530" table:style-name="ce8">
            <text:p>6 5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23" table:style-name="ce8">
            <text:p>1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546" table:style-name="ce8">
            <text:p>1 5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35" table:style-name="ce8">
            <text:p>1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749" table:style-name="ce8">
            <text:p>5 7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51" table:style-name="ce8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989" table:style-name="ce8">
            <text:p>1 9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08" table:style-name="ce8">
            <text:p>1 4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416" table:style-name="ce8">
            <text:p>3 4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566" table:style-name="ce8">
            <text:p>2 5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0" table:style-name="ce8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58" table:style-name="ce8">
            <text:p>2 7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027" table:style-name="ce8">
            <text:p>2 0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11" table:style-name="ce8">
            <text:p>5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2" table:style-name="ce8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946" table:style-name="ce8">
            <text:p>3 9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04" table:style-name="ce8">
            <text:p>1 4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8" table:style-name="ce8">
            <text:p>1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4" table:style-name="ce8">
            <text:p>2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338" table:style-name="ce8">
            <text:p>5 3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71" table:style-name="ce8">
            <text:p>7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5" table:style-name="ce8">
            <text:p>1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204" table:style-name="ce8">
            <text:p>5 2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7" table:style-name="ce8">
            <text:p>2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238" table:style-name="ce8">
            <text:p>5 2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63" table:style-name="ce8">
            <text:p>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018" table:style-name="ce8">
            <text:p>17 0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65" table:style-name="ce8">
            <text:p>1 0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68" table:style-name="ce8">
            <text:p>6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54" table:style-name="ce8">
            <text:p>2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13" table:style-name="ce8">
            <text:p>4 2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60" table:style-name="ce8">
            <text:p>6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24" table:style-name="ce8">
            <text:p>6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3" table:style-name="ce8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858" table:style-name="ce8">
            <text:p>13 8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23" table:style-name="ce8">
            <text:p>9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61" table:style-name="ce8">
            <text:p>4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31" table:style-name="ce8">
            <text:p>3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764" table:style-name="ce8">
            <text:p>6 7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1" table:style-name="ce8">
            <text:p>1 3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828" table:style-name="ce8">
            <text:p>3 8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35" table:style-name="ce8">
            <text:p>4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0" table:style-name="ce8">
            <text:p>2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857" table:style-name="ce8">
            <text:p>4 8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41" table:style-name="ce8">
            <text:p>4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89" table:style-name="ce8">
            <text:p>1 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51" table:style-name="ce8">
            <text:p>2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5" table:style-name="ce8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304" table:style-name="ce8">
            <text:p>3 3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7" table:style-name="ce8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515" table:style-name="ce8">
            <text:p>2 5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0" table:style-name="ce8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9" table:style-name="ce8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688" table:style-name="ce8">
            <text:p>2 6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2" table:style-name="ce8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940" table:style-name="ce8">
            <text:p>1 9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03" table:style-name="ce8">
            <text:p>5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8" table:style-name="ce8">
            <text:p>1 3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11" table:style-name="ce8">
            <text:p>1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8" table:style-name="ce8">
            <text:p>2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69" table:style-name="ce8">
            <text:p>5 1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1" table:style-name="ce8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37" table:style-name="ce8">
            <text:p>7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2" table:style-name="ce8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070" table:style-name="ce8">
            <text:p>5 0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0" table:style-name="ce8">
            <text:p>2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1" table:style-name="ce8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33" table:style-name="ce8">
            <text:p>5 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58" table:style-name="ce8">
            <text:p>3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388" table:style-name="ce8">
            <text:p>16 3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40" table:style-name="ce8">
            <text:p>9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16" table:style-name="ce8">
            <text:p>4 1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86" table:style-name="ce8">
            <text:p>5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59" table:style-name="ce8">
            <text:p>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92" table:style-name="ce8">
            <text:p>3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25" table:style-name="ce8">
            <text:p>3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624" table:style-name="ce8">
            <text:p>6 6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3" table:style-name="ce8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98" table:style-name="ce8">
            <text:p>1 2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01" table:style-name="ce8">
            <text:p>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70" table:style-name="ce8">
            <text:p>1 7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22" table:style-name="ce8">
            <text:p>4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8" table:style-name="ce8">
            <text:p>4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5" table:style-name="ce8">
            <text:p>1 24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3" table:style-name="ce8">
            <text:p>1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972" table:style-name="ce8">
            <text:p>2 9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44" table:style-name="ce8">
            <text:p>4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83" table:style-name="ce8">
            <text:p>1 8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83" table:style-name="ce8">
            <text:p>6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735" table:style-name="ce8">
            <text:p>1 7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2" table:style-name="ce8">
            <text:p>2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28" table:style-name="ce8">
            <text:p>4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3" table:style-name="ce8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" table:style-name="ce8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892" table:style-name="ce8">
            <text:p>2 8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54" table:style-name="ce8">
            <text:p>1 0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7" table:style-name="ce8">
            <text:p>1 2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7" table:style-name="ce8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3" table:style-name="ce8">
            <text:p>1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3" table:style-name="ce8">
            <text:p>6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8" table:style-name="ce8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6" table:style-name="ce8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" table:style-name="ce8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96" table:style-name="ce8">
            <text:p>3 6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08" table:style-name="ce8">
            <text:p>1 5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" table:style-name="ce8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96" table:style-name="ce8">
            <text:p>3 6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42" table:style-name="ce8">
            <text:p>1 5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9" table:style-name="ce8">
            <text:p>1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4" table:style-name="ce8">
            <text:p>1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798" table:style-name="ce8">
            <text:p>10 7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220" table:style-name="ce8">
            <text:p>6 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42" table:style-name="ce8">
            <text:p>7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23" table:style-name="ce8">
            <text:p>3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6" table:style-name="ce8">
            <text:p>4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12" table:style-name="ce8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904" table:style-name="ce8">
            <text:p>2 9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09" table:style-name="ce8">
            <text:p>1 3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47" table:style-name="ce8">
            <text:p>4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" table:style-name="ce8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38" table:style-name="ce8">
            <text:p>2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3" table:style-name="ce8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753" table:style-name="ce8">
            <text:p>4 7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11" table:style-name="ce8">
            <text:p>2 0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78" table:style-name="ce8">
            <text:p>1 1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3" table:style-name="ce8">
            <text:p>1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02" table:style-name="ce8">
            <text:p>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3" table:style-name="ce8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34" table:style-name="ce8">
            <text:p>1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6" table:style-name="ce8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531" table:style-name="ce8">
            <text:p>3 5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26" table:style-name="ce8">
            <text:p>1 3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8" table:style-name="ce8">
            <text:p>3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3" table:style-name="ce8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40" table:style-name="ce8">
            <text:p>1 8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75" table:style-name="ce8">
            <text:p>6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662" table:style-name="ce8">
            <text:p>1 6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78" table:style-name="ce8">
            <text:p>2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3" table:style-name="ce8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9" table:style-name="ce8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14" table:style-name="ce8">
            <text:p>3 6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56" table:style-name="ce8">
            <text:p>1 4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34" table:style-name="ce8">
            <text:p>3 6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99" table:style-name="ce8">
            <text:p>1 4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421" table:style-name="ce8">
            <text:p>10 4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967" table:style-name="ce8">
            <text:p>5 9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855" table:style-name="ce8">
            <text:p>2 8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61" table:style-name="ce8">
            <text:p>1 2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35" table:style-name="ce8">
            <text:p>2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0" table:style-name="ce8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656" table:style-name="ce8">
            <text:p>4 6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968" table:style-name="ce8">
            <text:p>1 9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2" table:style-name="ce8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824" table:style-name="ce8">
            <text:p>4 8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972" table:style-name="ce8">
            <text:p>9 9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73" table:style-name="ce8">
            <text:p>8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494" table:style-name="ce8">
            <text:p>3 4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593" table:style-name="ce8">
            <text:p>4 5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88" table:style-name="ce8">
            <text:p>2 7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5" table:style-name="ce8">
            <text:p>4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88" table:style-name="ce8">
            <text:p>9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915" table:style-name="ce8">
            <text:p>1 9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038" table:style-name="ce8">
            <text:p>4 0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54" table:style-name="ce8">
            <text:p>6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81" table:style-name="ce8">
            <text:p>1 7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89" table:style-name="ce8">
            <text:p>8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562" table:style-name="ce8">
            <text:p>5 5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26" table:style-name="ce8">
            <text:p>3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34" table:style-name="ce8">
            <text:p>6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2" table:style-name="ce8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2" table:style-name="ce8">
            <text:p>2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309" table:style-name="ce8">
            <text:p>5 3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94" table:style-name="ce8">
            <text:p>39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25" table:style-name="ce8">
            <text:p>1 0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7" table:style-name="ce8">
            <text:p>2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44" table:style-name="ce8">
            <text:p>2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265" table:style-name="ce8">
            <text:p>5 2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7" table:style-name="ce8">
            <text:p>2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90" table:style-name="ce8">
            <text:p>4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28" table:style-name="ce8">
            <text:p>1 4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416" table:style-name="ce8">
            <text:p>17 4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1" table:style-name="ce8">
            <text:p>2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388" table:style-name="ce8">
            <text:p>5 3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68" table:style-name="ce8">
            <text:p>6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6" table:style-name="ce8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14" table:style-name="ce8">
            <text:p>9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30" table:style-name="ce8">
            <text:p>4 2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547" table:style-name="ce8">
            <text:p>1 5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901" table:style-name="ce8">
            <text:p>13 9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38" table:style-name="ce8">
            <text:p>8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802" table:style-name="ce8">
            <text:p>1 8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812" table:style-name="ce8">
            <text:p>1 8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095" table:style-name="ce8">
            <text:p>7 09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83" table:style-name="ce8">
            <text:p>1 0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71" table:style-name="ce8">
            <text:p>2 8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626" table:style-name="ce8">
            <text:p>2 6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848" table:style-name="ce8">
            <text:p>3 8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61" table:style-name="ce8">
            <text:p>5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25" table:style-name="ce8">
            <text:p>1 3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876" table:style-name="ce8">
            <text:p>8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067" table:style-name="ce8">
            <text:p>5 0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97" table:style-name="ce8">
            <text:p>2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16" table:style-name="ce8">
            <text:p>1 7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1" table:style-name="ce8">
            <text:p>1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693" table:style-name="ce8">
            <text:p>4 6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62" table:style-name="ce8">
            <text:p>2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51" table:style-name="ce8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644" table:style-name="ce8">
            <text:p>9 6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5" table:style-name="ce8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7" table:style-name="ce8">
            <text:p>8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455" table:style-name="ce8">
            <text:p>3 4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19" table:style-name="ce8">
            <text:p>1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455" table:style-name="ce8">
            <text:p>4 4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2" table:style-name="ce8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9" table:style-name="ce8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18" table:style-name="ce8">
            <text:p>2 7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98" table:style-name="ce8">
            <text:p>3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56" table:style-name="ce8">
            <text:p>9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831" table:style-name="ce8">
            <text:p>1 8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7" table:style-name="ce8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938" table:style-name="ce8">
            <text:p>3 9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5" table:style-name="ce8">
            <text:p>6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70" table:style-name="ce8">
            <text:p>1 7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8" table:style-name="ce8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8" table:style-name="ce8">
            <text:p>84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02" table:style-name="ce8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387" table:style-name="ce8">
            <text:p>5 3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15" table:style-name="ce8">
            <text:p>3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30" table:style-name="ce8">
            <text:p>6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09" table:style-name="ce8">
            <text:p>2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62" table:style-name="ce8">
            <text:p>2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3" table:style-name="ce8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72" table:style-name="ce8">
            <text:p>5 1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86" table:style-name="ce8">
            <text:p>3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17" table:style-name="ce8">
            <text:p>1 0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0" table:style-name="ce8">
            <text:p>2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1" table:style-name="ce8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60" table:style-name="ce8">
            <text:p>5 1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98" table:style-name="ce8">
            <text:p>1 2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42" table:style-name="ce8">
            <text:p>3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781" table:style-name="ce8">
            <text:p>16 7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4" table:style-name="ce8">
            <text:p>2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331" table:style-name="ce8">
            <text:p>5 3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01" table:style-name="ce8">
            <text:p>9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81" table:style-name="ce8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32" table:style-name="ce8">
            <text:p>4 13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445" table:style-name="ce8">
            <text:p>1 44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39" table:style-name="ce8">
            <text:p>3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416" table:style-name="ce8">
            <text:p>13 4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10" table:style-name="ce8">
            <text:p>8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69" table:style-name="ce8">
            <text:p>1 7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90" table:style-name="ce8">
            <text:p>1 6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98" table:style-name="ce8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949" table:style-name="ce8">
            <text:p>6 9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51" table:style-name="ce8">
            <text:p>1 0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11" table:style-name="ce8">
            <text:p>2 8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471" table:style-name="ce8">
            <text:p>2 4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7" table:style-name="ce8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758" table:style-name="ce8">
            <text:p>3 7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3" table:style-name="ce8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40" table:style-name="ce8">
            <text:p>8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28" table:style-name="ce8">
            <text:p>1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912" table:style-name="ce8">
            <text:p>4 9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217" table:style-name="ce8">
            <text:p>4 2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07" table:style-name="ce8">
            <text:p>6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220" table:style-name="ce8">
            <text:p>7 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52" table:style-name="ce8">
            <text:p>2 7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99" table:style-name="ce8">
            <text:p>5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4" table:style-name="ce8">
            <text:p>2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815" table:style-name="ce8">
            <text:p>2 8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9" table:style-name="ce8">
            <text:p>6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18" table:style-name="ce8">
            <text:p>3 6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75" table:style-name="ce8">
            <text:p>9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041" table:style-name="ce8">
            <text:p>2 0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47" table:style-name="ce8">
            <text:p>7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07" table:style-name="ce8">
            <text:p>30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8" table:style-name="ce8">
            <text:p>1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846" table:style-name="ce8">
            <text:p>8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2" table:style-name="ce8">
            <text:p>1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675" table:style-name="ce8">
            <text:p>1 6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40" table:style-name="ce8">
            <text:p>2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957" table:style-name="ce8">
            <text:p>2 9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81" table:style-name="ce8">
            <text:p>1 0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96" table:style-name="ce8">
            <text:p>7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3" table:style-name="ce8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908" table:style-name="ce8">
            <text:p>3 9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54" table:style-name="ce8">
            <text:p>1 6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25" table:style-name="ce8">
            <text:p>2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1" table:style-name="ce8">
            <text:p>1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526" table:style-name="ce8">
            <text:p>5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8" table:style-name="ce8">
            <text:p>1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57" table:style-name="ce8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7" table:style-name="ce8">
            <text:p>1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5" table:style-name="ce8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772" table:style-name="ce8">
            <text:p>3 7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37" table:style-name="ce8">
            <text:p>1 5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" table:style-name="ce8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716" table:style-name="ce8">
            <text:p>3 7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49" table:style-name="ce8">
            <text:p>1 54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41" table:style-name="ce8">
            <text:p>9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87" table:style-name="ce8">
            <text:p>4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064" table:style-name="ce8">
            <text:p>11 0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352" table:style-name="ce8">
            <text:p>6 3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47" table:style-name="ce8">
            <text:p>1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4" table:style-name="ce8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235" table:style-name="ce8">
            <text:p>4 2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153" table:style-name="ce8">
            <text:p>1 1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6" table:style-name="ce8">
            <text:p>4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12" table:style-name="ce8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33" table:style-name="ce8">
            <text:p>7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1" table:style-name="ce8">
            <text:p>1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921" table:style-name="ce8">
            <text:p>2 9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09" table:style-name="ce8">
            <text:p>1 3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9200" table:style-name="ce8">
            <text:p>9 20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701" table:style-name="ce8">
            <text:p>4 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625" table:style-name="ce8">
            <text:p>1 6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87" table:style-name="ce8">
            <text:p>1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991" table:style-name="ce8">
            <text:p>4 9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104" table:style-name="ce8">
            <text:p>2 1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97" table:style-name="ce8">
            <text:p>79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86" table:style-name="ce8">
            <text:p>2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312" table:style-name="ce8">
            <text:p>2 3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59" table:style-name="ce8">
            <text:p>5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260" table:style-name="ce8">
            <text:p>2 2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66" table:style-name="ce8">
            <text:p>3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882" table:style-name="ce8">
            <text:p>2 8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66" table:style-name="ce8">
            <text:p>9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82" table:style-name="ce8">
            <text:p>3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9" table:style-name="ce8">
            <text:p>1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52" table:style-name="ce8">
            <text:p>1 1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3" table:style-name="ce8">
            <text:p>1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70" table:style-name="ce8">
            <text:p>7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6" table:style-name="ce8">
            <text:p>1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65" table:style-name="ce8">
            <text:p>3 6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02" table:style-name="ce8">
            <text:p>1 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77" table:style-name="ce8">
            <text:p>1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20" table:style-name="ce8">
            <text:p>1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93" table:style-name="ce8">
            <text:p>1 2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23" table:style-name="ce8">
            <text:p>4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104" table:style-name="ce8">
            <text:p>4 1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89" table:style-name="ce8">
            <text:p>5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54" table:style-name="ce8">
            <text:p>1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026" table:style-name="ce8">
            <text:p>7 0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08" table:style-name="ce8">
            <text:p>1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618" table:style-name="ce8">
            <text:p>2 6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82" table:style-name="ce8">
            <text:p>5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65" table:style-name="ce8">
            <text:p>2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789" table:style-name="ce8">
            <text:p>2 7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66" table:style-name="ce8">
            <text:p>6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02" table:style-name="ce8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502" table:style-name="ce8">
            <text:p>3 5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7" table:style-name="ce8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53" table:style-name="ce8">
            <text:p>9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992" table:style-name="ce8">
            <text:p>1 9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26" table:style-name="ce8">
            <text:p>7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87" table:style-name="ce8">
            <text:p>2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1" table:style-name="ce8">
            <text:p>1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18" table:style-name="ce8">
            <text:p>8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8" table:style-name="ce8">
            <text:p>1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8" table:style-name="ce8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884" table:style-name="ce8">
            <text:p>2 88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9" table:style-name="ce8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054" table:style-name="ce8">
            <text:p>1 0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60" table:style-name="ce8">
            <text:p>7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88" table:style-name="ce8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7" table:style-name="ce8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801" table:style-name="ce8">
            <text:p>3 8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5" table:style-name="ce8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586" table:style-name="ce8">
            <text:p>1 5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57" table:style-name="ce8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87" table:style-name="ce8">
            <text:p>3 6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85" table:style-name="ce8">
            <text:p>1 4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54" table:style-name="ce8">
            <text:p>3 6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506" table:style-name="ce8">
            <text:p>1 50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74" table:style-name="ce8">
            <text:p>8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24" table:style-name="ce8">
            <text:p>4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211" table:style-name="ce8">
            <text:p>2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685" table:style-name="ce8">
            <text:p>10 68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131" table:style-name="ce8">
            <text:p>1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096" table:style-name="ce8">
            <text:p>6 0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4" table:style-name="ce8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203" table:style-name="ce8">
            <text:p>4 2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128" table:style-name="ce8">
            <text:p>1 1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20" table:style-name="ce8">
            <text:p>7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81" table:style-name="ce8">
            <text:p>18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871" table:style-name="ce8">
            <text:p>2 8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61" table:style-name="ce8">
            <text:p>1 2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319" table:style-name="ce8">
            <text:p>1 31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6" table:style-name="ce8">
            <text:p>1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8879" table:style-name="ce8">
            <text:p>8 87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4537" table:style-name="ce8">
            <text:p>4 5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557" table:style-name="ce8">
            <text:p>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53" table:style-name="ce8">
            <text:p>2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423" table:style-name="ce8">
            <text:p>1 4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346" table:style-name="ce8">
            <text:p>3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110" table:style-name="ce8">
            <text:p>1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515" table:style-name="ce8">
            <text:p>1 5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75" table:style-name="ce8">
            <text:p>1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68" table:style-name="ce8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891" table:style-name="ce8">
            <text:p>4 89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0" table:style-name="ce8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058" table:style-name="ce8">
            <text:p>2 0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74" table:style-name="ce8">
            <text:p>77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77" table:style-name="ce8">
            <text:p>27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266" table:style-name="ce8">
            <text:p>2 2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45" table:style-name="ce8">
            <text:p>54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2" table:style-name="ce8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825" table:style-name="ce8">
            <text:p>2 8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33" table:style-name="ce8">
            <text:p>9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90" table:style-name="ce8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557" table:style-name="ce8">
            <text:p>3 5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office:value-type="float" office:value="38" table:style-name="ce8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355" table:style-name="ce8">
            <text:p>1 3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UTRES SECTEURS D ACTIVITE DES MUTUELL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SANTE HUMAINE (QA)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08" table:style-name="ce8">
            <text:p>1 4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416" table:style-name="ce8">
            <text:p>3 4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566" table:style-name="ce8">
            <text:p>2 56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027" table:style-name="ce8">
            <text:p>2 0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0" table:style-name="ce8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58" table:style-name="ce8">
            <text:p>2 7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11" table:style-name="ce8">
            <text:p>5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404" table:style-name="ce8">
            <text:p>1 4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2" table:style-name="ce8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946" table:style-name="ce8">
            <text:p>3 94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18" table:style-name="ce8">
            <text:p>1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771" table:style-name="ce8">
            <text:p>7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24" table:style-name="ce8">
            <text:p>2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338" table:style-name="ce8">
            <text:p>5 3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5" table:style-name="ce8">
            <text:p>10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204" table:style-name="ce8">
            <text:p>5 2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87" table:style-name="ce8">
            <text:p>28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5238" table:style-name="ce8">
            <text:p>5 2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63" table:style-name="ce8">
            <text:p>3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065" table:style-name="ce8">
            <text:p>1 0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7018" table:style-name="ce8">
            <text:p>17 0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68" table:style-name="ce8">
            <text:p>6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54" table:style-name="ce8">
            <text:p>2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60" table:style-name="ce8">
            <text:p>66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213" table:style-name="ce8">
            <text:p>4 2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24" table:style-name="ce8">
            <text:p>6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923" table:style-name="ce8">
            <text:p>9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3" table:style-name="ce8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858" table:style-name="ce8">
            <text:p>13 8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61" table:style-name="ce8">
            <text:p>4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1351" table:style-name="ce8">
            <text:p>1 3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31" table:style-name="ce8">
            <text:p>3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6764" table:style-name="ce8">
            <text:p>6 7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3828" table:style-name="ce8">
            <text:p>3 8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35" table:style-name="ce8">
            <text:p>4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41" table:style-name="ce8">
            <text:p>44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210" table:style-name="ce8">
            <text:p>21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Ensemble</text:p>
          </table:table-cell>
          <table:table-cell office:value-type="float" office:value="4857" table:style-name="ce8">
            <text:p>4 8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89" table:style-name="ce8">
            <text:p>1 38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304" table:style-name="ce8">
            <text:p>3 3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251" table:style-name="ce8">
            <text:p>25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15" table:style-name="ce8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47" table:style-name="ce8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515" table:style-name="ce8">
            <text:p>2 51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2" table:style-name="ce8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940" table:style-name="ce8">
            <text:p>1 9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0" table:style-name="ce8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9" table:style-name="ce8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688" table:style-name="ce8">
            <text:p>2 6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03" table:style-name="ce8">
            <text:p>50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328" table:style-name="ce8">
            <text:p>1 3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11" table:style-name="ce8">
            <text:p>1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31" table:style-name="ce8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37" table:style-name="ce8">
            <text:p>73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18" table:style-name="ce8">
            <text:p>2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69" table:style-name="ce8">
            <text:p>5 16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02" table:style-name="ce8">
            <text:p>1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070" table:style-name="ce8">
            <text:p>5 0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80" table:style-name="ce8">
            <text:p>28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71" table:style-name="ce8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133" table:style-name="ce8">
            <text:p>5 1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58" table:style-name="ce8">
            <text:p>35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940" table:style-name="ce8">
            <text:p>9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6388" table:style-name="ce8">
            <text:p>16 3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16" table:style-name="ce8">
            <text:p>4 11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586" table:style-name="ce8">
            <text:p>58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859" table:style-name="ce8">
            <text:p>85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92" table:style-name="ce8">
            <text:p>3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office:value-type="float" office:value="53" table:style-name="ce8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298" table:style-name="ce8">
            <text:p>1 2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325" table:style-name="ce8">
            <text:p>32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6624" table:style-name="ce8">
            <text:p>6 62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701" table:style-name="ce8">
            <text:p>70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1770" table:style-name="ce8">
            <text:p>1 77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22" table:style-name="ce8">
            <text:p>42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office:value-type="float" office:value="418" table:style-name="ce8">
            <text:p>41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Ensemble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5" table:style-name="ce8">
            <text:p>1 24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3" table:style-name="ce8">
            <text:p>16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972" table:style-name="ce8">
            <text:p>2 97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444" table:style-name="ce8">
            <text:p>44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883" table:style-name="ce8">
            <text:p>1 8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83" table:style-name="ce8">
            <text:p>6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735" table:style-name="ce8">
            <text:p>1 7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2" table:style-name="ce8">
            <text:p>2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28" table:style-name="ce8">
            <text:p>42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3" table:style-name="ce8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247" table:style-name="ce8">
            <text:p>1 2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7" table:style-name="ce8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5" table:style-name="ce8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7" table:style-name="ce8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892" table:style-name="ce8">
            <text:p>2 89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054" table:style-name="ce8">
            <text:p>1 05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3" table:style-name="ce8">
            <text:p>11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683" table:style-name="ce8">
            <text:p>68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88" table:style-name="ce8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6" table:style-name="ce8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9" table:style-name="ce8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96" table:style-name="ce8">
            <text:p>3 6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08" table:style-name="ce8">
            <text:p>1 50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7" table:style-name="ce8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96" table:style-name="ce8">
            <text:p>3 69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542" table:style-name="ce8">
            <text:p>1 5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99" table:style-name="ce8">
            <text:p>1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64" table:style-name="ce8">
            <text:p>16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742" table:style-name="ce8">
            <text:p>74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23" table:style-name="ce8">
            <text:p>32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0798" table:style-name="ce8">
            <text:p>10 79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6220" table:style-name="ce8">
            <text:p>6 2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56" table:style-name="ce8">
            <text:p>4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12" table:style-name="ce8">
            <text:p>21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904" table:style-name="ce8">
            <text:p>2 90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09" table:style-name="ce8">
            <text:p>1 30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47" table:style-name="ce8">
            <text:p>44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4" table:style-name="ce8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178" table:style-name="ce8">
            <text:p>1 1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73" table:style-name="ce8">
            <text:p>1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238" table:style-name="ce8">
            <text:p>23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93" table:style-name="ce8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753" table:style-name="ce8">
            <text:p>4 75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2011" table:style-name="ce8">
            <text:p>2 01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402" table:style-name="ce8">
            <text:p>40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33" table:style-name="ce8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68" table:style-name="ce8">
            <text:p>3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3" table:style-name="ce8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134" table:style-name="ce8">
            <text:p>1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76" table:style-name="ce8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Ensemble</text:p>
          </table:table-cell>
          <table:table-cell office:value-type="float" office:value="3531" table:style-name="ce8">
            <text:p>3 53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Ensemble</text:p>
          </table:table-cell>
          <table:table-cell office:value-type="float" office:value="1326" table:style-name="ce8">
            <text:p>1 32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Auvergne-Rhône-Alpes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840" table:style-name="ce8">
            <text:p>1 84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675" table:style-name="ce8">
            <text:p>67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662" table:style-name="ce8">
            <text:p>1 66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78" table:style-name="ce8">
            <text:p>27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ourgogne-Franche-Comté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Bretag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entre-Val de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Cors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73" table:style-name="ce8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29" table:style-name="ce8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14" table:style-name="ce8">
            <text:p>3 61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56" table:style-name="ce8">
            <text:p>1 4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and-Est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adeloup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Guya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3634" table:style-name="ce8">
            <text:p>3 634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499" table:style-name="ce8">
            <text:p>1 49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Hauts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10421" table:style-name="ce8">
            <text:p>10 42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5967" table:style-name="ce8">
            <text:p>5 967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e-de-Franc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La Réunion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Martiniqu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s services financiers hors assurance et caiss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855" table:style-name="ce8">
            <text:p>2 85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261" table:style-name="ce8">
            <text:p>1 261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Normand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Nouvelle-Aquitain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235" table:style-name="ce8">
            <text:p>235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90" table:style-name="ce8">
            <text:p>90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office:value-type="float" office:value="4656" table:style-name="ce8">
            <text:p>4 65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office:value-type="float" office:value="1968" table:style-name="ce8">
            <text:p>1 968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ccitani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office:value-type="float" office:value="52" table:style-name="ce8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ays de la Loire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Action sociale sans hebergement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ON SOCIALE (QB)</text:p>
          </table:table-cell>
          <table:table-cell office:value-type="string" table:style-name="ce8">
            <text:p>Hebergement medico-social et social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ctivites de services financiers et d 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Femmes</text:p>
          </table:table-cell>
          <table:table-cell office:value-type="string" table:style-name="ce8">
            <text:p>Stagi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id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Apprenti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8">
            <text:p>Provence-Alpes-Côte d'Azur</text:p>
          </table:table-cell>
          <table:table-cell office:value-type="string" table:style-name="ce8">
            <text:p>ACTIVITES FINANCIERES ET ASSURANCES (KZ)</text:p>
          </table:table-cell>
          <table:table-cell office:value-type="string" table:style-name="ce8">
            <text:p>Assurances</text:p>
          </table:table-cell>
          <table:table-cell office:value-type="string" table:style-name="ce8">
            <text:p>Hommes</text:p>
          </table:table-cell>
          <table:table-cell office:value-type="string" table:style-name="ce8">
            <text:p>Ordinaire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Provence-Alpes-Côte d'Azur</text:p>
          </table:table-cell>
          <table:table-cell office:value-type="string" table:style-name="ce9">
            <text:p>ACTIVITES FINANCIERES ET ASSURANCES (KZ)</text:p>
          </table:table-cell>
          <table:table-cell office:value-type="string" table:style-name="ce9">
            <text:p>Assurances</text:p>
          </table:table-cell>
          <table:table-cell office:value-type="string" table:style-name="ce9">
            <text:p>Hommes</text:p>
          </table:table-cell>
          <table:table-cell office:value-type="string" table:style-name="ce9">
            <text:p>Stagiaires</text:p>
          </table:table-cell>
          <table:table-cell table:style-name="ce9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number-rows-repeated="1046169" table:style-name="ro3">
          <table:table-cell table:number-columns-repeated="16384"/>
        </table:table-row>
      </table:table>
      <table:database-ranges>
        <table:database-range table:target-range-address="TC24bis.A8:TC24bis.F240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enjamin ROGER</dc:creator>
    <dc:date>2021-03-18T16:29:32Z</dc:date>
    <meta:editing-cycles>2</meta:editing-cycles>
    <meta:editing-duration>PT0S</meta:editing-duration>
  </office:meta>
</office:document-meta>
</file>